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DA000001941605911F844426EF.png" manifest:media-type="image/png"/>
  <manifest:file-entry manifest:full-path="Pictures/100000010000078000000438D2A4867DF1ED0489.png" manifest:media-type="image/png"/>
  <manifest:file-entry manifest:full-path="Pictures/100000010000078000000438AF59086BF2EB23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159cm" svg:y="-1.291cm" svg:width="17.604cm" svg:height="9.562cm" draw:z-index="0"><draw:image xlink:href="Pictures/100000010000078000000438AF59086BF2EB2321.png" xlink:type="simple" xlink:show="embed" xlink:actuate="onLoad" draw:mime-type="image/png"/></draw:frame></text:p>
      <text:p text:style-name="Standard"><draw:frame draw:style-name="fr1" draw:name="Image2" text:anchor-type="char" svg:x="-0.344cm" svg:y="0.385cm" svg:width="17.948cm" svg:height="9.562cm" draw:z-index="1"><draw:image xlink:href="Pictures/100000010000078000000438D2A4867DF1ED0489.png" xlink:type="simple" xlink:show="embed" xlink:actuate="onLoad" draw:mime-type="image/png"/></draw:frame></text:p>
      <text:p text:style-name="Standard"/>
      <text:p text:style-name="Standard"><draw:frame draw:style-name="fr1" draw:name="Image3" text:anchor-type="char" svg:x="-1.087cm" svg:y="0.228cm" svg:width="19.371cm" svg:height="6.144cm" draw:z-index="2"><draw:image xlink:href="Pictures/10000001000006DA000001941605911F844426E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5:29:58.865193966</meta:creation-date>
    <dc:date>2023-11-24T15:38:04.388023312</dc:date>
    <meta:editing-duration>PT3M50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